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5.908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subtitle">
      <style:graphic-properties draw:fill-color="#ffffff" fo:min-height="12.1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text-properties fo:font-style="normal" style:font-style-asian="normal" style:font-style-complex="normal"/>
    </style:style>
    <style:style style:name="P5" style:family="paragraph">
      <style:paragraph-properties fo:margin-top="0cm" fo:margin-bottom="0.2cm" fo:line-height="100%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.499cm" fo:text-indent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2pt" style:font-size-asian="20pt" style:font-size-complex="20pt"/>
    </style:style>
    <style:style style:name="T3" style:family="text">
      <style:text-properties fo:font-size="18pt" fo:font-style="normal" style:font-size-asian="15pt" style:font-style-asian="normal" style:font-size-complex="15pt" style:font-style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4pt" style:font-size-asian="21pt" style:font-size-complex="21pt"/>
    </style:style>
    <style:style style:name="T6" style:family="text">
      <style:text-properties fo:font-size="20pt" style:font-size-asian="16pt" style:font-size-complex="16pt"/>
    </style:style>
    <style:style style:name="T7" style:family="text">
      <style:text-properties fo:font-size="18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908cm" svg:x="2.2cm" svg:y="10.447cm" presentation:class="title" presentation:user-transformed="true">
          <draw:text-box>
            <text:p>Banco de Dados II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anterior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Programação dentro do banco de da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de 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Repetição básica</text:p>
              </text:list-item>
              <text:list-item>
                <text:p>Tipos dentro do PL/pgSQL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epetição em PL/pgSQL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odemos ter uma estrutura do tipo ‘repita’ de três maneiras dentro do PL/pgSQL</text:p>
                <text:list>
                  <text:list-item>
                    <text:p>Loop, for e whi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3.625cm" svg:x="2cm" svg:y="0.777cm" presentation:class="title" presentation:placeholder="true">
          <draw:text-box/>
        </draw:frame>
        <draw:frame presentation:style-name="pr7" draw:text-style-name="P3" draw:layer="layout" svg:width="24cm" svg:height="12.18cm" svg:x="2cm" svg:y="6cm" presentation:class="subtitle">
          <draw:text-box>
            <text:p>Estrutura <text:span text:style-name="T1">loo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user-transformed="true">
          <draw:text-box>
            <text:p><text:span text:style-name="T2">do $$</text:span></text:p>
            <text:p><text:span text:style-name="T2">declare</text:span></text:p>
            <text:p><text:span text:style-name="T2"><text:s text:c="4"/></text:span><text:span text:style-name="T2">counter int := 0;</text:span></text:p>
            <text:p><text:span text:style-name="T2">begin</text:span></text:p>
            <text:p><text:span text:style-name="T2"><text:s text:c="2"/></text:span><text:span text:style-name="T2">loop</text:span></text:p>
            <text:p><text:span text:style-name="T2"><text:s text:c="2"/></text:span><text:span text:style-name="T2"><text:tab/></text:span><text:span text:style-name="T2">counter = counter + 1;</text:span></text:p>
            <text:p><text:span text:style-name="T2"><text:s text:c="5"/></text:span><text:span text:style-name="T2">raise notice '%', counter;</text:span></text:p>
            <text:p><text:span text:style-name="T2"><text:s text:c="5"/></text:span><text:span text:style-name="T2">exit when counter = 5;</text:span></text:p>
            <text:p><text:span text:style-name="T2"><text:s text:c="2"/></text:span><text:span text:style-name="T2">end loop;</text:span></text:p>
            <text:p><text:span text:style-name="T2">end $$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Loops com rótulos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p text:style-name="P4"><text:span text:style-name="T3">-- Podemos adicionar um rótulo em um loop</text:span></text:p>
            <text:p text:style-name="P4"><text:span text:style-name="T3">do $$</text:span></text:p>
            <text:p text:style-name="P4"><text:span text:style-name="T3">declare</text:span></text:p>
            <text:p text:style-name="P4"><text:span text:style-name="T3"><text:s text:c="4"/></text:span><text:span text:style-name="T3">counter int := 0;</text:span></text:p>
            <text:p text:style-name="P4"><text:span text:style-name="T3">begin</text:span></text:p>
            <text:p text:style-name="P4"><text:span text:style-name="T3"><text:s/></text:span><text:span text:style-name="T3">&lt;&lt;my_loop&gt;&gt;</text:span></text:p>
            <text:p text:style-name="P4"><text:span text:style-name="T3"><text:s text:c="2"/></text:span><text:span text:style-name="T3">loop</text:span></text:p>
            <text:p text:style-name="P4"><text:span text:style-name="T3"><text:s text:c="2"/></text:span><text:span text:style-name="T3"><text:tab/></text:span><text:span text:style-name="T3">counter = counter + 1;</text:span></text:p>
            <text:p text:style-name="P4"><text:span text:style-name="T3"><text:s text:c="6"/></text:span><text:span text:style-name="T3">raise notice '%', counter;</text:span></text:p>
            <text:p text:style-name="P4"><text:span text:style-name="T3"><text:s text:c="6"/></text:span><text:span text:style-name="T3">exit my_loop when counter = 5;</text:span></text:p>
            <text:p text:style-name="P4"><text:span text:style-name="T3"><text:s text:c="2"/></text:span><text:span text:style-name="T3">end loop;</text:span></text:p>
            <text:p text:style-name="P4"><text:span text:style-name="T3">end $$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aindo de um loop alinhado</text:p>
          </draw:text-box>
        </draw:frame>
        <draw:frame presentation:style-name="pr5" draw:text-style-name="P5" draw:layer="layout" svg:width="24cm" svg:height="12.18cm" svg:x="1.6cm" svg:y="4.233cm" presentation:class="outline" presentation:user-transformed="true">
          <draw:text-box>
            <text:p text:style-name="P5"><text:span text:style-name="T4">do $$</text:span></text:p>
            <text:p text:style-name="P5"><text:span text:style-name="T4">declare</text:span></text:p>
            <text:p text:style-name="P5"><text:span text:style-name="T4"><text:s text:c="2"/></text:span><text:span text:style-name="T4">row_var int := 0;</text:span></text:p>
            <text:p text:style-name="P5"><text:span text:style-name="T4"><text:s text:c="2"/></text:span><text:span text:style-name="T4">col_var int := 0;</text:span></text:p>
            <text:p text:style-name="P5"><text:span text:style-name="T4">begin</text:span></text:p>
            <text:p text:style-name="P5"><text:span text:style-name="T4"><text:s text:c="2"/></text:span><text:span text:style-name="T4">&lt;&lt;outer_loop&gt;&gt;</text:span></text:p>
            <text:p text:style-name="P5"><text:span text:style-name="T4"><text:s text:c="2"/></text:span><text:span text:style-name="T4">loop</text:span></text:p>
            <text:p text:style-name="P5"><text:span text:style-name="T4"><text:s text:c="2"/></text:span><text:span text:style-name="T4">row_var = row_var + 1;</text:span></text:p>
            <text:p text:style-name="P5"><text:span text:style-name="T4"><text:s text:c="4"/></text:span><text:span text:style-name="T4">&lt;&lt;inner_loop&gt;&gt;</text:span></text:p>
            <text:p text:style-name="P5"><text:span text:style-name="T4"><text:s text:c="4"/></text:span><text:span text:style-name="T4">loop</text:span></text:p>
            <text:p text:style-name="P5"><text:span text:style-name="T4"><text:s text:c="4"/></text:span><text:span text:style-name="T4">col_var = col_var + 1;</text:span></text:p>
            <text:p text:style-name="P5"><text:span text:style-name="T4"><text:s text:c="4"/></text:span><text:span text:style-name="T4">raise notice '(%, %)', row_var, col_var;</text:span></text:p>
            <text:p text:style-name="P5"><text:span text:style-name="T4"><text:s text:c="4"/></text:span><text:span text:style-name="T4">-- terminate the inner loop</text:span></text:p>
            <text:p text:style-name="P5"><text:span text:style-name="T4"><text:s text:c="4"/></text:span><text:span text:style-name="T4">exit inner_loop when col_var = 3;</text:span></text:p>
            <text:p text:style-name="P5"><text:span text:style-name="T4"><text:s text:c="4"/></text:span><text:span text:style-name="T4">end loop;</text:span></text:p>
            <text:p text:style-name="P5"><text:span text:style-name="T4"><text:s text:c="2"/></text:span><text:span text:style-name="T4">-- reset the column</text:span></text:p>
            <text:p text:style-name="P5"><text:span text:style-name="T4"><text:s text:c="2"/></text:span><text:span text:style-name="T4">col_var = 0;</text:span></text:p>
            <text:p text:style-name="P5"><text:span text:style-name="T4"><text:s text:c="2"/></text:span><text:span text:style-name="T4">-- terminate the outer loop</text:span></text:p>
            <text:p text:style-name="P5"><text:span text:style-name="T4"><text:s text:c="2"/></text:span><text:span text:style-name="T4">exit outer_loop when row_var = 3;</text:span></text:p>
            <text:p text:style-name="P5"><text:span text:style-name="T4"><text:s text:c="2"/></text:span><text:span text:style-name="T4">end loop;</text:span></text:p>
            <text:p text:style-name="P5"><text:span text:style-name="T4">end $$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s tipos do PL/pgSQL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lém do tipo integer (aula anterior) quais os tipos disponíveis?</text:p>
                <text:list>
                  <text:list-item>
                    <text:p>Os mesmos tipos básicos do Postgres e mais alguns:</text:p>
                    <text:list>
                      <text:list-item>
                        <text:p>Ex: boolean, date, integer, real, text, time, varchar, et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xemplo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p>do $$ </text:p>
            <text:p>declare</text:p>
            <text:p><text:s text:c="3"/>id integer = 1;</text:p>
            <text:p><text:s text:c="3"/>nome varchar(50) = 'John';</text:p>
            <text:p><text:s text:c="3"/>salario real = 2000.1;</text:p>
            <text:p>begin </text:p>
            <text:p><text:s text:c="3"/>raise notice 'O usuário com ID % e nome % recebeu % reais de salário', id, nome, salario;</text:p>
            <text:p>end $$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lteração de valor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 alteração de valores de variáveis existentes pode ocorrer ao longo do programa, DESDE que as variáveis tenham sido declaradas</text:p>
              </text:list-item>
              <text:list-item>
                <text:p>Versões mais recentes aceitam tanto “:=” como somente “=” como comandos de atribuiçã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xemplo</text:p>
          </draw:text-box>
        </draw:frame>
        <draw:frame presentation:style-name="pr5" draw:layer="layout" svg:width="24cm" svg:height="12.18cm" svg:x="1.894cm" svg:y="4.597cm" presentation:class="outline" presentation:user-transformed="true">
          <draw:text-box>
            <text:p><text:span text:style-name="T5">do $$ </text:span></text:p>
            <text:p><text:span text:style-name="T5">declare</text:span></text:p>
            <text:p><text:span text:style-name="T5"><text:s text:c="3"/></text:span><text:span text:style-name="T5">id integer;</text:span></text:p>
            <text:p><text:span text:style-name="T5"><text:s text:c="3"/></text:span><text:span text:style-name="T5">nome varchar(50) = 'John';</text:span></text:p>
            <text:p><text:span text:style-name="T5"><text:s text:c="3"/></text:span><text:span text:style-name="T5">salario real;</text:span></text:p>
            <text:p><text:span text:style-name="T5">begin</text:span></text:p>
            <text:p><text:span text:style-name="T5"><text:s text:c="3"/></text:span><text:span text:style-name="T5">id := 1;</text:span></text:p>
            <text:p><text:span text:style-name="T5"><text:s text:c="3"/></text:span><text:span text:style-name="T5">salario = 2112.0; -- é possível misturar os sinais</text:span></text:p>
            <text:p><text:span text:style-name="T5"><text:s text:c="3"/></text:span><text:span text:style-name="T5">raise notice 'O usuário com ID % e nome % recebeu % </text:span><text:span text:style-name="T5">reais de salário', id, nome, salario;</text:span></text:p>
            <text:p><text:span text:style-name="T5">end $$;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3.625cm" svg:x="2cm" svg:y="0.777cm" presentation:class="title" presentation:placeholder="true">
          <draw:text-box/>
        </draw:frame>
        <draw:frame presentation:style-name="pr7" draw:text-style-name="P3" draw:layer="layout" svg:width="24cm" svg:height="12.18cm" svg:x="2cm" svg:y="6cm" presentation:class="subtitle">
          <draw:text-box>
            <text:p>E se eu quiser utilizar os tipos de dados iguais aos de alguma coluna de uma tabela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3.625cm" svg:x="2cm" svg:y="0.777cm" presentation:class="title" presentation:placeholder="true">
          <draw:text-box/>
        </draw:frame>
        <draw:frame presentation:style-name="pr7" draw:text-style-name="P3" draw:layer="layout" svg:width="24cm" svg:height="12.18cm" svg:x="2cm" svg:y="6cm" presentation:class="subtitle">
          <draw:text-box>
            <text:p>E se eu quiser utilizar os tipos de dados iguais aos de alguma coluna de uma tabela?</text:p>
            <text:p/>
            <text:p>variavel nome_tabela.nome_coluna%type;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user-transformed="true">
          <draw:text-box>
            <text:p text:style-name="P7"><text:span text:style-name="T6">do $$ </text:span></text:p>
            <text:p text:style-name="P7"><text:span text:style-name="T6">declare</text:span></text:p>
            <text:p text:style-name="P7"><text:span text:style-name="T6"><text:s text:c="3"/></text:span><text:span text:style-name="T6">id student.teacher_id%type; -- Vai pegar o tipo daquela coluna</text:span></text:p>
            <text:p text:style-name="P7"><text:span text:style-name="T6">begin</text:span></text:p>
            <text:p text:style-name="P7"><text:span text:style-name="T6"><text:s text:c="3"/></text:span><text:span text:style-name="T6">-- conta o número de registros</text:span></text:p>
            <text:p text:style-name="P7"><text:span text:style-name="T6"><text:s text:c="3"/></text:span><text:span text:style-name="T6">select teacher_id as contador </text:span></text:p>
            <text:p text:style-name="P7"><text:span text:style-name="T6"><text:s text:c="3"/></text:span><text:span text:style-name="T6">into id</text:span></text:p>
            <text:p text:style-name="P7"><text:span text:style-name="T6"><text:s text:c="3"/></text:span><text:span text:style-name="T6">from teacher where name = “Anakin”;</text:span></text:p>
            <text:p text:style-name="P7"><text:span text:style-name="T6"><text:s text:c="3"/></text:span><text:span text:style-name="T6">-- mostra o resultado</text:span></text:p>
            <text:p text:style-name="P7"><text:span text:style-name="T6"><text:s text:c="3"/></text:span><text:span text:style-name="T6">raise notice 'Número é %', contador;</text:span></text:p>
            <text:p text:style-name="P7"><text:span text:style-name="T6">end $$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ipo row (linha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ECLARE</text:p>
                <text:list>
                  <text:list-item>
                    <text:p>Linha teacher%rowtype; </text:p>
                  </text:list-item>
                </text:list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ipo row</text:p>
          </draw:text-box>
        </draw:frame>
        <draw:frame presentation:style-name="pr5" draw:layer="layout" svg:width="24cm" svg:height="12.18cm" svg:x="2cm" svg:y="4.42cm" presentation:class="outline" presentation:user-transformed="true">
          <draw:text-box>
            <text:list text:style-name="L3">
              <text:list-item>
                <text:p><text:span text:style-name="T7">DO $$</text:span></text:p>
              </text:list-item>
              <text:list-item>
                <text:p><text:span text:style-name="T7">DECLARE</text:span></text:p>
              </text:list-item>
              <text:list-item>
                <text:p><text:span text:style-name="T7"><text:s text:c="4"/></text:span><text:span text:style-name="T7">-- Declaramos uma variável de linha que terá o mesmo tipo de uma </text:span><text:span text:style-name="T7">linha da tabela 'clientes'</text:span></text:p>
              </text:list-item>
              <text:list-item>
                <text:p><text:span text:style-name="T7"><text:s text:c="4"/></text:span><text:span text:style-name="T7">cliente_record clientes%ROWTYPE;</text:span></text:p>
              </text:list-item>
              <text:list-item>
                <text:p><text:span text:style-name="T7">BEGIN</text:span></text:p>
              </text:list-item>
              <text:list-item>
                <text:p><text:span text:style-name="T7"><text:s text:c="4"/></text:span><text:span text:style-name="T7">-- Usamos um loop FOR para iterar sobre cada linha da tabela </text:span><text:span text:style-name="T7">'clientes'</text:span></text:p>
              </text:list-item>
              <text:list-item>
                <text:p><text:span text:style-name="T7"><text:s text:c="4"/></text:span><text:span text:style-name="T7">FOR cliente_record IN SELECT * FROM clientes LOOP</text:span></text:p>
              </text:list-item>
              <text:list-item>
                <text:p><text:span text:style-name="T7"><text:s text:c="8"/></text:span><text:span text:style-name="T7">-- Exibimos os valores das colunas da linha atual</text:span></text:p>
              </text:list-item>
              <text:list-item>
                <text:p><text:span text:style-name="T7"><text:s text:c="8"/></text:span><text:span text:style-name="T7">RAISE NOTICE 'ID: %, Nome: %, Email: %', cliente_record.id, </text:span><text:span text:style-name="T7">cliente_record.nome, cliente_record.email;</text:span></text:p>
              </text:list-item>
              <text:list-item>
                <text:p><text:span text:style-name="T7"><text:s text:c="4"/></text:span><text:span text:style-name="T7">END LOOP;</text:span></text:p>
              </text:list-item>
              <text:list-item>
                <text:p><text:span text:style-name="T7">END $$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Loop https://www.postgresqltutorial.com/postgresql-plpgsql/plpgsql-loop-statements/</text:p>
              </text:list-item>
              <text:list-item>
                <text:p>Tipos de dados PostgreSQL https://www.postgresql.org/docs/current/datatype.ht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8T15:59:39.233384427</meta:creation-date>
    <meta:editing-duration>PT12H24M48S</meta:editing-duration>
    <meta:editing-cycles>110</meta:editing-cycles>
    <meta:generator>LibreOffice/7.3.7.2$Linux_X86_64 LibreOffice_project/30$Build-2</meta:generator>
    <dc:title>Impress</dc:title>
    <dc:date>2024-07-08T21:00:40.377359363</dc:date>
    <meta:document-statistic meta:object-count="106"/>
  </office:meta>
</office:document-meta>
</file>